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string">
            <text:p>TP</text:p>
          </table:table-cell>
          <table:table-cell table:formula="of:=SUM([.C10:.C11])"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TL</text:p>
          </table:table-cell>
          <table:table-cell table:formula="of:=SUM([.C9:.C12])" office:value-type="float" office:value="70">
            <text:p>7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abs time</text:p>
          </table:table-cell>
          <table:table-cell office:value-type="string">
            <text:p>delta time</text:p>
          </table:table-cell>
          <table:table-cell office:value-type="string">
            <text:p>temp (c)</text:p>
          </table:table-cell>
          <table:table-cell office:value-type="string">
            <text:p>rate (c/s)</text:p>
          </table:table-cell>
          <table:table-cell office:value-type="string">
            <text:p>temp (f)</text:p>
          </table:table-cell>
          <table:table-cell table:number-columns-repeated="3"/>
          <table:table-cell office:value-type="string">
            <text:p>uc_time</text:p>
          </table:table-cell>
          <table:table-cell office:value-type="string">
            <text:p>uc_temprate</text:p>
          </table:table-cell>
          <table:table-cell table:number-columns-repeated="3"/>
        </table:table-row>
        <table:table-row table:style-name="ro1">
          <table:table-cell/>
          <table:table-cell table:formula="of:=[.C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table:formula="of:=([.D5]*9/5)+32" office:value-type="float" office:value="77">
            <text:p>77</text:p>
          </table:table-cell>
          <table:table-cell table:number-columns-repeated="6"/>
          <table:table-cell office:value-type="float" office:value="25">
            <text:p>25</text:p>
          </table:table-cell>
          <table:table-cell table:formula="of:=[.M5]-[.D5]" office:value-type="float" office:value="0">
            <text:p>0</text:p>
          </table:table-cell>
        </table:table-row>
        <table:table-row table:style-name="ro1">
          <table:table-cell/>
          <table:table-cell table:formula="of:=[.C6]+[.B5]"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formula="of:=([.D6]-[.D5])/([.C6])" office:value-type="float" office:value="0.944444444444444">
            <text:p>0.94</text:p>
          </table:table-cell>
          <table:table-cell table:formula="of:=([.D6]*9/5)+32" office:value-type="float" office:value="230">
            <text:p>230</text:p>
          </table:table-cell>
          <table:table-cell office:value-type="string">
            <text:p>Enter Preheat</text:p>
          </table:table-cell>
          <table:table-cell table:number-columns-repeated="2"/>
          <table:table-cell table:formula="of:=[.C6]*4" office:value-type="float" office:value="360">
            <text:p>360</text:p>
          </table:table-cell>
          <table:table-cell table:formula="of:=ROUND(([.E6]/4)*256*4)" office:value-type="float" office:value="242">
            <text:p>242</text:p>
          </table:table-cell>
          <table:table-cell table:formula="of:=[.K6]*[.J6]/1024" office:value-type="float" office:value="85.078125">
            <text:p>85.08</text:p>
          </table:table-cell>
          <table:table-cell table:formula="of:=[.M5]+[.L6]" office:value-type="float" office:value="110.078125">
            <text:p>110.08</text:p>
          </table:table-cell>
          <table:table-cell table:formula="of:=[.M6]-[.D6]" office:value-type="float" office:value="0.078125">
            <text:p>0.08</text:p>
          </table:table-cell>
        </table:table-row>
        <table:table-row table:style-name="ro1">
          <table:table-cell table:formula="of:=[.B7]-[.$B$6]" office:value-type="float" office:value="90">
            <text:p>90</text:p>
          </table:table-cell>
          <table:table-cell table:formula="of:=[.C7]+[.B6]"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table:formula="of:=([.D7]-[.D6])/([.C7])" office:value-type="float" office:value="0.444444444444444">
            <text:p>0.44</text:p>
          </table:table-cell>
          <table:table-cell table:formula="of:=([.D7]*9/5)+32" office:value-type="float" office:value="302">
            <text:p>302</text:p>
          </table:table-cell>
          <table:table-cell office:value-type="string">
            <text:p>Preheat</text:p>
          </table:table-cell>
          <table:table-cell table:number-columns-repeated="2"/>
          <table:table-cell table:formula="of:=[.C7]*4" office:value-type="float" office:value="360">
            <text:p>360</text:p>
          </table:table-cell>
          <table:table-cell table:formula="of:=ROUND(([.E7]/4)*256*4)" office:value-type="float" office:value="114">
            <text:p>114</text:p>
          </table:table-cell>
          <table:table-cell table:formula="of:=[.K7]*[.J7]/1024" office:value-type="float" office:value="40.078125">
            <text:p>40.08</text:p>
          </table:table-cell>
          <table:table-cell table:formula="of:=[.M6]+[.L7]" office:value-type="float" office:value="150.15625">
            <text:p>150.16</text:p>
          </table:table-cell>
          <table:table-cell table:formula="of:=[.M7]-[.D7]" office:value-type="float" office:value="0.15625">
            <text:p>0.16</text:p>
          </table:table-cell>
        </table:table-row>
        <table:table-row table:style-name="ro1">
          <table:table-cell table:formula="of:=[.B8]-[.$B$6]" office:value-type="float" office:value="120">
            <text:p>120</text:p>
          </table:table-cell>
          <table:table-cell table:formula="of:=[.C8]+[.B7]" office:value-type="float" office:value="210">
            <text:p>210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table:formula="of:=([.D8]-[.D7])/([.C8])" office:value-type="float" office:value="1">
            <text:p>1</text:p>
          </table:table-cell>
          <table:table-cell table:formula="of:=([.D8]*9/5)+32" office:value-type="float" office:value="356">
            <text:p>356</text:p>
          </table:table-cell>
          <table:table-cell office:value-type="string">
            <text:p>Liquidous</text:p>
          </table:table-cell>
          <table:table-cell table:number-columns-repeated="2"/>
          <table:table-cell table:formula="of:=[.C8]*4" office:value-type="float" office:value="120">
            <text:p>120</text:p>
          </table:table-cell>
          <table:table-cell table:formula="of:=ROUND(([.E8]/4)*256*4)" office:value-type="float" office:value="256">
            <text:p>256</text:p>
          </table:table-cell>
          <table:table-cell table:formula="of:=[.K8]*[.J8]/1024" office:value-type="float" office:value="30">
            <text:p>30</text:p>
          </table:table-cell>
          <table:table-cell table:formula="of:=[.M7]+[.L8]" office:value-type="float" office:value="180.15625">
            <text:p>180.16</text:p>
          </table:table-cell>
          <table:table-cell table:formula="of:=[.M8]-[.D8]" office:value-type="float" office:value="0.15625">
            <text:p>0.16</text:p>
          </table:table-cell>
        </table:table-row>
        <table:table-row table:style-name="ro1">
          <table:table-cell table:formula="of:=[.B9]-[.$B$6]" office:value-type="float" office:value="150">
            <text:p>150</text:p>
          </table:table-cell>
          <table:table-cell table:formula="of:=[.C9]+[.B8]" office:value-type="float" office:value="240">
            <text:p>240</text:p>
          </table:table-cell>
          <table:table-cell office:value-type="float" office:value="30">
            <text:p>30</text:p>
          </table:table-cell>
          <table:table-cell office:value-type="float" office:value="213">
            <text:p>213</text:p>
          </table:table-cell>
          <table:table-cell table:formula="of:=([.D9]-[.D8])/([.C9])" office:value-type="float" office:value="1.1">
            <text:p>1.1</text:p>
          </table:table-cell>
          <table:table-cell table:formula="of:=([.D9]*9/5)+32" office:value-type="float" office:value="415.4">
            <text:p>415.4</text:p>
          </table:table-cell>
          <table:table-cell office:value-type="string">
            <text:p>Peak-5</text:p>
          </table:table-cell>
          <table:table-cell table:number-columns-repeated="2"/>
          <table:table-cell table:formula="of:=[.C9]*4" office:value-type="float" office:value="120">
            <text:p>120</text:p>
          </table:table-cell>
          <table:table-cell table:formula="of:=ROUND(([.E9]/4)*256*4)" office:value-type="float" office:value="282">
            <text:p>282</text:p>
          </table:table-cell>
          <table:table-cell table:formula="of:=[.K9]*[.J9]/1024" office:value-type="float" office:value="33.046875">
            <text:p>33.05</text:p>
          </table:table-cell>
          <table:table-cell table:formula="of:=[.M8]+[.L9]" office:value-type="float" office:value="213.203125">
            <text:p>213.2</text:p>
          </table:table-cell>
          <table:table-cell table:formula="of:=[.M9]-[.D9]" office:value-type="float" office:value="0.203125">
            <text:p>0.2</text:p>
          </table:table-cell>
        </table:table-row>
        <table:table-row table:style-name="ro1">
          <table:table-cell table:formula="of:=[.B10]-[.$B$6]" office:value-type="float" office:value="165">
            <text:p>165</text:p>
          </table:table-cell>
          <table:table-cell table:formula="of:=[.C10]+[.B9]"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218">
            <text:p>218</text:p>
          </table:table-cell>
          <table:table-cell table:formula="of:=([.D10]-[.D9])/([.C10])" office:value-type="float" office:value="0.333333333333333">
            <text:p>0.33</text:p>
          </table:table-cell>
          <table:table-cell table:formula="of:=([.D10]*9/5)+32" office:value-type="float" office:value="424.4">
            <text:p>424.4</text:p>
          </table:table-cell>
          <table:table-cell office:value-type="string">
            <text:p>Peak</text:p>
          </table:table-cell>
          <table:table-cell table:number-columns-repeated="2"/>
          <table:table-cell table:formula="of:=[.C10]*4" office:value-type="float" office:value="60">
            <text:p>60</text:p>
          </table:table-cell>
          <table:table-cell table:formula="of:=ROUND(([.E10]/4)*256*4)" office:value-type="float" office:value="85">
            <text:p>85</text:p>
          </table:table-cell>
          <table:table-cell table:formula="of:=[.K10]*[.J10]/1024" office:value-type="float" office:value="4.98046875">
            <text:p>4.98</text:p>
          </table:table-cell>
          <table:table-cell table:formula="of:=[.M9]+[.L10]" office:value-type="float" office:value="218.18359375">
            <text:p>218.18</text:p>
          </table:table-cell>
          <table:table-cell table:formula="of:=[.M10]-[.D10]" office:value-type="float" office:value="0.18359375">
            <text:p>0.18</text:p>
          </table:table-cell>
        </table:table-row>
        <table:table-row table:style-name="ro1">
          <table:table-cell table:formula="of:=[.B11]-[.$B$6]" office:value-type="float" office:value="175">
            <text:p>175</text:p>
          </table:table-cell>
          <table:table-cell table:formula="of:=[.C11]+[.B10]" office:value-type="float" office:value="265">
            <text:p>265</text:p>
          </table:table-cell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table:formula="of:=([.D11]-[.D10])/([.C11])" office:value-type="float" office:value="-0.5">
            <text:p>-0.5</text:p>
          </table:table-cell>
          <table:table-cell table:formula="of:=([.D11]*9/5)+32" office:value-type="float" office:value="415.4">
            <text:p>415.4</text:p>
          </table:table-cell>
          <table:table-cell office:value-type="string">
            <text:p>Exit Peak-5</text:p>
          </table:table-cell>
          <table:table-cell table:number-columns-repeated="2"/>
          <table:table-cell table:formula="of:=[.C11]*4" office:value-type="float" office:value="40">
            <text:p>40</text:p>
          </table:table-cell>
          <table:table-cell table:formula="of:=ROUND(([.E11]/4)*256*4)" office:value-type="float" office:value="-128">
            <text:p>-128</text:p>
          </table:table-cell>
          <table:table-cell table:formula="of:=[.K11]*[.J11]/1024" office:value-type="float" office:value="-5">
            <text:p>-5</text:p>
          </table:table-cell>
          <table:table-cell table:formula="of:=[.M10]+[.L11]" office:value-type="float" office:value="213.18359375">
            <text:p>213.18</text:p>
          </table:table-cell>
          <table:table-cell table:formula="of:=[.M11]-[.D11]" office:value-type="float" office:value="0.18359375">
            <text:p>0.18</text:p>
          </table:table-cell>
        </table:table-row>
        <table:table-row table:style-name="ro1">
          <table:table-cell table:formula="of:=[.B12]-[.$B$6]" office:value-type="float" office:value="190">
            <text:p>190</text:p>
          </table:table-cell>
          <table:table-cell table:formula="of:=[.C12]+[.B11]" office:value-type="float" office:value="280">
            <text:p>28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table:formula="of:=([.D12]-[.D11])/([.C12])" office:value-type="float" office:value="-2.2">
            <text:p>-2.2</text:p>
          </table:table-cell>
          <table:table-cell table:formula="of:=([.D12]*9/5)+32" office:value-type="float" office:value="356">
            <text:p>356</text:p>
          </table:table-cell>
          <table:table-cell office:value-type="string">
            <text:p>Exit Liquidous</text:p>
          </table:table-cell>
          <table:table-cell table:number-columns-repeated="2"/>
          <table:table-cell table:formula="of:=[.C12]*4" office:value-type="float" office:value="60">
            <text:p>60</text:p>
          </table:table-cell>
          <table:table-cell table:formula="of:=ROUND(([.E12]/4)*256*4)" office:value-type="float" office:value="-563">
            <text:p>-563</text:p>
          </table:table-cell>
          <table:table-cell table:formula="of:=[.K12]*[.J12]/1024" office:value-type="float" office:value="-32.98828125">
            <text:p>-32.99</text:p>
          </table:table-cell>
          <table:table-cell table:formula="of:=[.M11]+[.L12]" office:value-type="float" office:value="180.1953125">
            <text:p>180.2</text:p>
          </table:table-cell>
          <table:table-cell table:formula="of:=[.M12]-[.D12]" office:value-type="float" office:value="0.1953125">
            <text:p>0.2</text:p>
          </table:table-cell>
        </table:table-row>
        <table:table-row table:style-name="ro1">
          <table:table-cell table:formula="of:=[.B13]-[.$B$6]" office:value-type="float" office:value="250">
            <text:p>250</text:p>
          </table:table-cell>
          <table:table-cell table:formula="of:=[.C13]+[.B12]" office:value-type="float" office:value="340">
            <text:p>34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table:formula="of:=([.D13]-[.D12])/([.C13])" office:value-type="float" office:value="-2.58333333333333">
            <text:p>-2.58</text:p>
          </table:table-cell>
          <table:table-cell table:formula="of:=([.D13]*9/5)+32" office:value-type="float" office:value="77">
            <text:p>77</text:p>
          </table:table-cell>
          <table:table-cell office:value-type="string">
            <text:p>Cool</text:p>
          </table:table-cell>
          <table:table-cell table:number-columns-repeated="2"/>
          <table:table-cell table:formula="of:=[.C13]*4" office:value-type="float" office:value="240">
            <text:p>240</text:p>
          </table:table-cell>
          <table:table-cell table:formula="of:=ROUND(([.E13]/4)*256*4)" office:value-type="float" office:value="-661">
            <text:p>-661</text:p>
          </table:table-cell>
          <table:table-cell table:formula="of:=[.K13]*[.J13]/1024" office:value-type="float" office:value="-154.921875">
            <text:p>-154.92</text:p>
          </table:table-cell>
          <table:table-cell table:formula="of:=[.M12]+[.L13]" office:value-type="float" office:value="25.2734375">
            <text:p>25.27</text:p>
          </table:table-cell>
          <table:table-cell table:formula="of:=[.M13]-[.D13]" office:value-type="float" office:value="0.2734375">
            <text:p>0.27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>
            <draw:frame table:end-cell-address="Sheet1.P53" table:end-x="0.8894in" table:end-y="0.0547in" draw:z-index="0" draw:style-name="gr1" svg:width="13.4669in" svg:height="6.1795in" svg:x="0.7575in" svg:y="0.1016in">
              <draw:object draw:notify-on-update-of-ranges="Sheet1.B5:Sheet1.B12 Sheet1.D5:Sheet1.D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65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8">01/18/2012</text:date>, <text:time>13:2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H56M47S</meta:editing-duration>
    <meta:editing-cycles>62</meta:editing-cycles>
    <meta:generator>LibreOffice/3.3$Unix LibreOffice_project/330m19$Build-5</meta:generator>
    <dc:date>2012-01-18T13:29:25</dc:date>
    <meta:document-statistic meta:table-count="3" meta:cell-count="11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207cm" svg:height="15.697cm" xlink:href=".." xlink:type="simple" chart:class="chart:scatter" chart:style-name="ch1">
        <chart:legend chart:legend-position="end" svg:x="32.315cm" svg:y="7.611cm" chart:style-name="ch2"/>
        <chart:plot-area chart:style-name="ch3" table:cell-range-address="Sheet1.B5:Sheet1.B12 Sheet1.D5:Sheet1.D12" svg:x="1.134cm" svg:y="1.387cm" svg:width="29.813cm" svg:height="13.577cm">
          <chartooo:coordinate-region svg:x="1.839cm" svg:y="1.547cm" svg:width="28.879cm" svg:height="12.8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5:Sheet1.D12" chart:class="chart:scatter">
            <chart:domain table:cell-range-address="Sheet1.B5:Sheet1.B12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5:Sheet1.B12</svg:desc>
                </draw:g>
              </table:table-cell>
              <table:table-cell office:value-type="float" office:value="25">
                <text:p>25</text:p>
                <draw:g>
                  <svg:desc>Sheet1.D5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">
                <text:p>2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5">
                <text:p>26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">
                <text:p>280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